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2" style:family="table-row">
      <style:table-row-properties style:min-row-height="0.2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6">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Anjelo Jurquina</text:span></text:p>
          </table:table-cell>
          <table:table-cell table:style-name="Table1.A1" office:value-type="string">
            <text:p text:style-name="P8"><text:span text:style-name="T6">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March 23, 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13">app</text:span></text:a><text:span text:style-name="T2">/</text:span><text:a xlink:type="simple" xlink:href="https://github.com/DEGABGED/Project-LIB-OPAC-v2/tree/master/app/assets" text:style-name="Internet_20_link" text:visited-style-name="Visited_20_Internet_20_Link"><text:span text:style-name="T13">assets</text:span></text:a><text:span text:style-name="T2">/</text:span><text:a xlink:type="simple" xlink:href="https://github.com/DEGABGED/Project-LIB-OPAC-v2/tree/master/app/assets/stylesheets" text:style-name="Internet_20_link" text:visited-style-name="Visited_20_Internet_20_Link"><text:span text:style-name="T13">stylesheets</text:span></text:a><text:span text:style-name="T2">/</text:span><text:span text:style-name="T3">sb-admin.css</text:span><text:span text:style-name="T2"> </text:span></text:p>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2">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ext:span><text:span text:style-name="T4">bottom</text:span><text:span text:style-name="T10"> of the code</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1"/>
          </table:table-cell>
          <table:table-cell table:style-name="Table2.A1" office:value-type="string">
            <text:p text:style-name="P10"><text:span text:style-name="T4">/</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1"/>
          </table:table-cell>
          <table:table-cell table:style-name="Table3.A1" office:value-type="string">
            <text:p text:style-name="P10"><text:span text:style-name="T4">/</text:span></text:p>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1"/>
          </table:table-cell>
          <table:table-cell table:style-name="Table3.A1" office:value-type="string">
            <text:p text:style-name="P10"><text:span text:style-name="T4">/</text:span></text:p>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text:span><text:span text:style-name="T4">ambiguity</text:span><text:span text:style-name="T10">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p text:style-name="P10"><text:span text:style-name="T4">NA</text:span></text:p>
          </table:table-cell>
        </table:table-row>
      </table:table>
      <text:list xml:id="list1725802653647730971" text:style-name="WWNum1">
        <text:list-item>
          <text:p text:style-name="P15"><text:soft-page-break/></text:p>
        </text:list-item>
        <text:list-item>
          <text:p text:style-name="P15"/>
        </text:list-item>
        <text:list-item>
          <text:p text:style-name="P16"><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10921893349698" text:continue-numbering="true" text:style-name="WWNum1">
        <text:list-item>
          <text:p text:style-name="P15"/>
        </text:list-item>
        <text:list-item>
          <text:p text:style-name="P15"/>
        </text:list-item>
      </text:list>
      <text:p text:style-name="P5"/>
      <text:p text:style-name="P5"/>
      <text:p text:style-name="P5"/>
      <text:p text:style-name="P5"/>
      <text:list xml:id="list10921923847297" text:continue-numbering="true" text:style-name="WWNum1">
        <text:list-item>
          <text:p text:style-name="P16"><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2" meta:word-count="382" meta:character-count="2336" meta:non-whitespace-character-count="2010"/>
    <meta:generator>LibreOfficeDev/5.1.0.3$Linux_X86_64 LibreOffice_project/</meta:generator>
  </office:meta>
</office:document-meta>
</file>